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ToOptionalConverter.convert( @ Nullable Object source , TypeDescriptor sourceType , TypeDescriptor target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enericTypeDescriptor.GenericTypeDescriptor( TypeDescriptor type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oOptionalConverter.matches( TypeDescriptor sourceType , TypeDescriptor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ToOptional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ToOptionalConverter.ObjectToOptional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